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color="#5983b0" loext:opacity="100%"/>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8">
      <style:text-properties officeooo:rsid="000bd8e7" officeooo:paragraph-rsid="000bd8e7"/>
    </style:style>
    <style:style style:name="P23" style:family="paragraph">
      <loext:graphic-properties draw:fill="solid" draw:fill-color="#00a933" draw:opacity="50%"/>
      <style:text-properties style:font-name="Liberation Sans" fo:font-size="1pt"/>
    </style:style>
    <style:style style:name="T1" style:family="text">
      <style:text-properties officeooo:rsid="000bd8e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solid" draw:fill-color="#00a933" draw:opacity="50%" draw:auto-grow-height="false" draw:auto-grow-width="false" fo:min-height="1.0362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00a933" draw:opacity="50%" draw:auto-grow-height="false" draw:auto-grow-width="false" fo:min-height="1.0972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00a933" draw:opacity="50%" draw:auto-grow-height="false" draw:auto-grow-width="false" fo:min-height="0.695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oject Proposal: Health and Fitness Website</text:h>
      <text:h text:style-name="Heading_20_3" text:outline-level="3">Date: 25th June 2024</text:h>
      <text:h text:style-name="Heading_20_3" text:outline-level="3">1. Cover Page</text:h>
      <text:list xml:id="list1962655883" text:style-name="L1">
        <text:list-item>
          <text:p text:style-name="P3"><text:span text:style-name="Strong_20_Emphasis">Title</text:span>: Fit Life: Your Ultimate Health and Fitness Companion</text:p>
        </text:list-item>
        <text:list-item>
          <text:p text:style-name="P3"><text:span text:style-name="Strong_20_Emphasis">Student(s)</text:span>: [<text:span text:style-name="T1">Naomi Cherono, Gladwell Chelang’at</text:span>]</text:p>
        </text:list-item>
        <text:list-item>
          <text:p text:style-name="P3"><text:span text:style-name="Strong_20_Emphasis">Semester</text:span>: Summer 2024</text:p>
        </text:list-item>
        <text:list-item>
          <text:p text:style-name="P2"><text:span text:style-name="Strong_20_Emphasis">Date</text:span>: <text:span text:style-name="T1">2nd</text:span> Ju<text:span text:style-name="T1">ly</text:span> 2024</text:p>
        </text:list-item>
      </text:list>
      <text:h text:style-name="Heading_20_3" text:outline-level="3">2. Executive Summary</text:h>
      <text:list xml:id="list4033026149" text:style-name="L2">
        <text:list-item>
          <text:p text:style-name="P5"><text:span text:style-name="Strong_20_Emphasis">Purpose</text:span>: The purpose of this project is to develop a comprehensive health and fitness website that offers users personalized workout plans, nutritional advice, and progress tracking tools. The website aims to promote a healthier lifestyle by providing accessible and reliable fitness resources.</text:p>
        </text:list-item>
        <text:list-item>
          <text:p text:style-name="P5"><text:span text:style-name="Strong_20_Emphasis">Objectives</text:span>:</text:p>
          <text:list>
            <text:list-item>
              <text:p text:style-name="P5">To create a user-friendly platform that helps users achieve their fitness goals.</text:p>
            </text:list-item>
            <text:list-item>
              <text:p text:style-name="P5">To offer personalized workout and nutrition plans.</text:p>
            </text:list-item>
            <text:list-item>
              <text:p text:style-name="P5">To provide progress tracking and motivational tools.</text:p>
            </text:list-item>
            <text:list-item>
              <text:p text:style-name="P5">To build a community of fitness enthusiasts for support and motivation.</text:p>
            </text:list-item>
          </text:list>
        </text:list-item>
        <text:list-item>
          <text:p text:style-name="P5"><text:span text:style-name="Strong_20_Emphasis">Expected Outcomes</text:span>:</text:p>
          <text:list>
            <text:list-item>
              <text:p text:style-name="P5">A fully functional health and fitness website.</text:p>
            </text:list-item>
            <text:list-item>
              <text:p text:style-name="P5">User engagement and positive feedback.</text:p>
            </text:list-item>
            <text:list-item>
              <text:p text:style-name="P4">Improvement in users' health and fitness levels.</text:p>
            </text:list-item>
          </text:list>
        </text:list-item>
      </text:list>
      <text:h text:style-name="Heading_20_3" text:outline-level="3">3. Introduction</text:h>
      <text:list xml:id="list622826089" text:style-name="L3">
        <text:list-item>
          <text:p text:style-name="P7"><text:span text:style-name="Strong_20_Emphasis">Background</text:span>: The idea for this project was prompted by the increasing awareness and demand for health and fitness solutions, especially in the wake of the global pandemic that highlighted the importance of maintaining good health. Many people are looking for convenient and reliable resources to help them stay fit and healthy.</text:p>
        </text:list-item>
        <text:list-item>
          <text:p text:style-name="P6"><text:span text:style-name="Strong_20_Emphasis">Objectives</text:span>: The project aims to provide a comprehensive solution for health and fitness enthusiasts by offering tailored workout plans, nutritional advice, and tools for tracking progress. The website will cater to a wide audience, from beginners to advanced fitness enthusiasts.</text:p>
        </text:list-item>
      </text:list>
      <text:h text:style-name="Heading_20_3" text:outline-level="3">4. Problem Statement</text:h>
      <text:list xml:id="list3840680583" text:style-name="L4">
        <text:list-item>
          <text:p text:style-name="P9"><text:span text:style-name="Strong_20_Emphasis">Problem</text:span>: Many individuals struggle to find reliable and personalized fitness resources that are easily accessible. Existing solutions often lack customization and comprehensive support, making it challenging for users to stick to their fitness routines.</text:p>
        </text:list-item>
        <text:list-item>
          <text:p text:style-name="P8"><text:span text:style-name="Strong_20_Emphasis">Significance</text:span>: This problem is significant as it affects a large portion of the population striving to lead healthier lives. By providing a personalized and supportive platform, we can help individuals achieve their fitness goals and improve their overall well-being.</text:p>
        </text:list-item>
      </text:list>
      <text:h text:style-name="Heading_20_3" text:outline-level="3"><text:soft-page-break/>5. Proposed Solution</text:h>
      <text:list xml:id="list2887019386" text:style-name="L5">
        <text:list-item>
          <text:p text:style-name="P11"><text:span text:style-name="Strong_20_Emphasis">Description</text:span>: FitLife will be an interactive website offering personalized workout plans based on user input (age, fitness level, goals), nutritional advice from <text:span text:style-name="T1">the website creators.</text:span></text:p>
        </text:list-item>
        <text:list-item>
          <text:p text:style-name="P10"><text:span text:style-name="Strong_20_Emphasis">Addressing the Problem</text:span>: The solution addresses the problem by providing a one-stop platform for all health and fitness needs, ensuring users have access to tailored plans and community support, increasing their chances of achieving their goals.</text:p>
        </text:list-item>
      </text:list>
      <text:h text:style-name="Heading_20_3" text:outline-level="3">6. Methodology</text:h>
      <text:list xml:id="list931065615" text:style-name="L6">
        <text:list-item>
          <text:p text:style-name="P13"><text:span text:style-name="Strong_20_Emphasis">Research Method</text:span>: Research will involve studying existing health and fitness platforms, user needs and preferences, and consulting with fitness and nutrition experts.</text:p>
        </text:list-item>
        <text:list-item>
          <text:p text:style-name="P13"><text:span text:style-name="Strong_20_Emphasis">Development Process</text:span>:</text:p>
          <text:list>
            <text:list-item>
              <text:p text:style-name="P13"><text:span text:style-name="Strong_20_Emphasis">Planning</text:span>: Define project requirements and goals.</text:p>
            </text:list-item>
            <text:list-item>
              <text:p text:style-name="P13"><text:span text:style-name="Strong_20_Emphasis">Design</text:span>: Create wireframes <text:s/>of the website.</text:p>
            </text:list-item>
            <text:list-item>
              <text:p text:style-name="P13"><text:span text:style-name="Strong_20_Emphasis">Development</text:span>: Use HTML, CSS, JavaScript for the frontend, and Python (Flask) with SQLAlchemy for the backend.</text:p>
            </text:list-item>
            <text:list-item>
              <text:p text:style-name="P13"><text:span text:style-name="Strong_20_Emphasis">Testing</text:span>: Conduct unit tests, integration tests, and user acceptance testing.</text:p>
            </text:list-item>
            <text:list-item>
              <text:p text:style-name="P13"><text:span text:style-name="Strong_20_Emphasis">Deployment</text:span>: Deploy the website on a cloud platform.</text:p>
            </text:list-item>
          </text:list>
        </text:list-item>
        <text:list-item>
          <text:p text:style-name="P12"><text:span text:style-name="Strong_20_Emphasis">Testing Strategy</text:span>: Testing will involve a combination of automated tests and manual testing by a group of beta users to ensure functionality, usability, and reliability.</text:p>
        </text:list-item>
      </text:list>
      <text:h text:style-name="Heading_20_3" text:outline-level="3">7. Project Timeline</text:h>
      <text:list xml:id="list1820778522" text:style-name="L7">
        <text:list-item>
          <text:p text:style-name="P15"><text:span text:style-name="Strong_20_Emphasis">Duration</text:span>: The project is supposed to take one month starting from 1st July 2024.</text:p>
          <text:list>
            <text:list-item>
              <text:p text:style-name="P15"><text:span text:style-name="Strong_20_Emphasis"><text:span text:style-name="T1">Day </text:span></text:span><text:span text:style-name="Strong_20_Emphasis"><text:s/>1 </text:span><text:span text:style-name="Strong_20_Emphasis"><text:span text:style-name="T1">and 2</text:span></text:span>: Research and planning.</text:p>
            </text:list-item>
            <text:list-item>
              <text:p text:style-name="P15"><text:span text:style-name="Strong_20_Emphasis"><text:span text:style-name="T1">Day 3 and 4</text:span></text:span>: Design and initial development.</text:p>
            </text:list-item>
            <text:list-item>
              <text:p text:style-name="P15"><text:span text:style-name="Strong_20_Emphasis"><text:span text:style-name="T1">Day 5 and 6</text:span></text:span>: Continued development and testing.</text:p>
            </text:list-item>
            <text:list-item>
              <text:p text:style-name="P14"><text:span text:style-name="Strong_20_Emphasis"><text:span text:style-name="T1">Day 7 :</text:span></text:span>Final testing, deployment, and user feedback.</text:p>
            </text:list-item>
          </text:list>
        </text:list-item>
      </text:list>
      <text:h text:style-name="Heading_20_3" text:outline-level="3">8. Resources Required</text:h>
      <text:list xml:id="list2973571583" text:style-name="L8">
        <text:list-item>
          <text:p text:style-name="P16"><text:span text:style-name="Strong_20_Emphasis">External Resources</text:span>:</text:p>
          <text:list>
            <text:list-item>
              <text:p text:style-name="P16">Libraries such as Bootstrap for UI components and Chart.js for progress tracking visualizations.</text:p>
            </text:list-item>
            <text:list-item>
              <text:p text:style-name="P22">Wifi connectivity</text:p>
            </text:list-item>
          </text:list>
        </text:list-item>
      </text:list>
      <text:h text:style-name="Heading_20_3" text:outline-level="3">9. Risks and Mitigation Strategies</text:h>
      <text:list xml:id="list2159459881" text:style-name="L9">
        <text:list-item>
          <text:p text:style-name="P18"><text:span text:style-name="Strong_20_Emphasis">Potential Challenges</text:span>:</text:p>
          <text:list>
            <text:list-item>
              <text:p text:style-name="P18">Technical issues during development.</text:p>
            </text:list-item>
            <text:list-item>
              <text:p text:style-name="P18">Delays in gathering requirements or feedback.</text:p>
            </text:list-item>
            <text:list-item>
              <text:p text:style-name="P18">User engagement and retention.</text:p>
            </text:list-item>
          </text:list>
        </text:list-item>
        <text:list-item>
          <text:p text:style-name="P18"><text:span text:style-name="Strong_20_Emphasis">Mitigation</text:span>:</text:p>
          <text:list>
            <text:list-item>
              <text:p text:style-name="P18">Regular progress reviews and testing.</text:p>
            </text:list-item>
            <text:list-item>
              <text:p text:style-name="P18">Effective project management and timeline adjustments.</text:p>
            </text:list-item>
            <text:list-item>
              <text:p text:style-name="P17">User surveys and feedback loops to enhance engagement.</text:p>
            </text:list-item>
          </text:list>
        </text:list-item>
      </text:list>
      <text:h text:style-name="Heading_20_3" text:outline-level="3"><text:soft-page-break/>10. Conclusion</text:h>
      <text:list xml:id="list3910449096" text:style-name="L10">
        <text:list-item>
          <text:p text:style-name="P20"><text:span text:style-name="Strong_20_Emphasis">Summary</text:span>: This project aims to create a comprehensive health and fitness website that addresses the need for personalized and accessible fitness resources. By providing tailored plans, nutritional advice, and progress tracking tools, we can help users achieve their health and fitness goals.</text:p>
        </text:list-item>
        <text:list-item>
          <text:p text:style-name="P19"><text:span text:style-name="Strong_20_Emphasis">Importance and Feasibility</text:span>: The project is both important and feasible, given the increasing demand for health and fitness solutions. With careful planning and execution, FitLife can become a valuable resource for many individuals.</text:p>
        </text:list-item>
      </text:list>
      <text:h text:style-name="Heading_20_3" text:outline-level="3">11. References</text:h>
      <text:list xml:id="list2981194249" text:style-name="L11">
        <text:list-item>
          <text:p text:style-name="P21">Sources of information or inspiration used in the proposal, such as existing health and fitness websites, industry reports, and expert consultation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00a933" draw:opacity="50%"/>
      <style:text-properties style:font-name="Liberation Sans" fo:font-size="1pt"/>
    </style:style>
    <style:style style:name="Mgr1" style:family="graphic">
      <style:graphic-properties draw:stroke="none" draw:fill="solid" draw:fill-color="#00a933" draw:opacity="50%" draw:auto-grow-height="false" draw:auto-grow-width="false" fo:min-height="1.0362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00a933" draw:opacity="50%" draw:auto-grow-height="false" draw:auto-grow-width="false" fo:min-height="0.695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00a933" draw:opacity="50%" draw:auto-grow-height="false" draw:auto-grow-width="false" fo:min-height="1.0972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2" draw:name="PowerPlusWaterMarkObject" draw:style-name="Mgr1" draw:text-style-name="MP1" svg:width="6.6925in" svg:height="1.0358in" draw:transform="rotate (0.785398163397448) translate (0.613888888888889in 6.96009405074366in)"><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3"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4"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5"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6" draw:name="PowerPlusWaterMarkObject" draw:style-name="Mgr2" draw:text-style-name="MP1" svg:width="4.4878in" svg:height="0.6949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7"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8" draw:name="PowerPlusWaterMarkObject" draw:style-name="Mgr3" draw:text-style-name="MP1" svg:width="7.0862in" svg:height="1.0969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9"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0"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1" draw:name="PowerPlusWaterMarkObject" draw:style-name="Mgr1" draw:text-style-name="MP1" svg:width="6.6925in" svg:height="1.0358in" draw:transform="rotate (0.785398163397448)"><text:p>Project propos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3:56:35.691810947</meta:creation-date>
    <dc:date>2024-07-02T14:05:47.897384753</dc:date>
    <meta:editing-duration>PT9M17S</meta:editing-duration>
    <meta:editing-cycles>2</meta:editing-cycles>
    <meta:generator>LibreOffice/7.3.7.2$Linux_X86_64 LibreOffice_project/30$Build-2</meta:generator>
    <meta:document-statistic meta:table-count="0" meta:image-count="0" meta:object-count="0" meta:page-count="3" meta:paragraph-count="60" meta:word-count="724" meta:character-count="4747" meta:non-whitespace-character-count="4128"/>
  </office:meta>
</office:document-meta>
</file>